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Standardskriftforavsnitt" style:family="text">
      <style:text-properties fo:font-weight="bold" style:font-weight-asian="bold" style:font-weight-complex="bold"/>
    </style:style>
    <style:style style:name="T3" style:parent-style-name="Standardskriftforavsnitt" style:family="text">
      <style:text-properties fo:font-weight="bold" style:font-weight-asian="bold" style:font-weight-complex="bold"/>
    </style:style>
    <style:style style:name="T4" style:parent-style-name="Standardskriftforavsnitt" style:family="text">
      <style:text-properties fo:font-weight="bold" style:font-weight-asian="bold" style:font-weight-complex="bold"/>
    </style:style>
    <style:style style:name="P5" style:parent-style-name="Listeavsnitt" style:list-style-name="LFO1" style:family="paragraph"/>
  </office:automatic-styles>
  <office:body>
    <office:text text:use-soft-page-breaks="true">
      <text:p text:style-name="P1">Brukertest</text:p>
      <text:p text:style-name="Normal"/>
      <text:p text:style-name="Normal">Oppgave 1:</text:p>
      <text:p text:style-name="Normal"/>
      <text:p text:style-name="Normal"><text:span text:style-name="T2">Testerne</text:span><text:s/>Prøver på skrive Container container1 = new container();</text:p>
      <text:p text:style-name="Normal"/>
      <text:p text:style-name="Normal">Han sliter med å Lete etter å legge til lokasjon til container1, men finner ikke. (Han prøver forskjellige ting.<text:s/></text:p>
      <text:p text:style-name="Normal">Location1.docklocation = container1 ble feil,<text:s/>tester de.<text:s/><text:line-break/>De prøver på å legge til location på container ved å gjøre: container1.Add()</text:p>
      <text:p text:style-name="Normal">Container1.Add(location1,»test»)<text:s/><text:line-break/><text:span text:style-name="T3">Test</text:span><text:span text:style-name="T4">erne</text:span><text:s/>finner til slutt med hint at de må lage en DockSpace først, men sliter å finne lokasjon å legge til. De forventet av at den metoden som skulle løse oppgave 1.2 skulle være i dockspace.</text:p>
      <text:p text:style-name="Normal">Det var vår feil, vi hadde ikke gitt dem nødvendige ClassLibrary.<text:s/></text:p>
      <text:p text:style-name="Normal"/>
      <text:p text:style-name="Normal">Oppgave 2:</text:p>
      <text:list text:style-name="LFO1" text:continue-numbering="true">
        <text:list-item>
          <text:list>
            <text:list-item>
              <text:p text:style-name="P5">: Starter med å lage List&lt;Ship&gt; shiptype1 = new List&lt;Ship&gt;(); og lager et nytt ship objekt.<text:s/><text:line-break/>De tror de må legge til en liste av shiptype til DockspaceType (ikke riktig). Typene våres er enums, og ikke metoder. <text:s/>De lager en egen enum, men det finnes allerede en.<text:s/></text:p>
            </text:list-item>
          </text:list>
        </text:list-item>
      </text:list>
      <text:p text:style-name="Normal">Lager en ShipType shipType1 = new ShipType();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Listeavsnitt" style:display-name="Listeavsnit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im Salihu</meta:initial-creator>
    <dc:creator>Kim Salihu</dc:creator>
    <meta:creation-date>2024-02-27T11:27:00Z</meta:creation-date>
    <dc:date>2024-02-27T13:50:00Z</dc:date>
    <meta:template xlink:href="Normal.dotm" xlink:type="simple"/>
    <meta:editing-cycles>1</meta:editing-cycles>
    <meta:editing-duration>PT7860S</meta:editing-duration>
    <meta:document-statistic meta:page-count="1" meta:paragraph-count="1" meta:word-count="152" meta:character-count="959" meta:row-count="6" meta:non-whitespace-character-count="808"/>
  </office:meta>
</office:document-meta>
</file>